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9000001EBFDD5BE2A98483C2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master-page3">
        <draw:frame draw:style-name="gr1" draw:text-style-name="P1" draw:layer="layout" svg:width="18.185cm" svg:height="16.628cm" svg:x="0cm" svg:y="0cm">
          <draw:image xlink:href="Pictures/1000000000000219000001EBFDD5BE2A98483C2E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cm" fo:margin-left="0cm" fo:margin-right="0cm" fo:page-width="18.186cm" fo:page-height="16.6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5.1.6.2$Linux_X86_64 LibreOffice_project/10m0$Build-2</meta:generator>
  </office:meta>
</office:document-meta>
</file>